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100721836" calcext:value-type="float">
            <text:p>1,100721836</text:p>
          </table:table-cell>
          <table:table-cell office:value-type="float" office:value="0.574344635" calcext:value-type="float">
            <text:p>0,574344635</text:p>
          </table:table-cell>
          <table:table-cell office:value-type="float" office:value="0.001119711436" calcext:value-type="float">
            <text:p>0,0011197114</text:p>
          </table:table-cell>
          <table:table-cell office:value-type="float" office:value="0.000105207786" calcext:value-type="float">
            <text:p>0,00010520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1.140163183" calcext:value-type="float">
            <text:p>1,140163183</text:p>
          </table:table-cell>
          <table:table-cell office:value-type="float" office:value="0.5862394571" calcext:value-type="float">
            <text:p>0,5862394571</text:p>
          </table:table-cell>
          <table:table-cell office:value-type="float" office:value="0.001272664638" calcext:value-type="float">
            <text:p>0,0012726646</text:p>
          </table:table-cell>
          <table:table-cell office:value-type="float" office:value="0.000007486262803" calcext:value-type="float">
            <text:p>7,486262803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1.147898793" calcext:value-type="float">
            <text:p>1,147898793</text:p>
          </table:table-cell>
          <table:table-cell office:value-type="float" office:value="0.5954076648" calcext:value-type="float">
            <text:p>0,5954076648</text:p>
          </table:table-cell>
          <table:table-cell office:value-type="float" office:value="0.001288544619" calcext:value-type="float">
            <text:p>0,0012885446</text:p>
          </table:table-cell>
          <table:table-cell office:value-type="float" office:value="0.000007448234555" calcext:value-type="float">
            <text:p>7,448234555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28" calcext:value-type="float">
            <text:p>68928</text:p>
          </table:table-cell>
          <table:table-cell office:value-type="float" office:value="1.114642143" calcext:value-type="float">
            <text:p>1,114642143</text:p>
          </table:table-cell>
          <table:table-cell office:value-type="float" office:value="0.5898216367" calcext:value-type="float">
            <text:p>0,5898216367</text:p>
          </table:table-cell>
          <table:table-cell office:value-type="float" office:value="0.0004297537671" calcext:value-type="float">
            <text:p>0,0004297538</text:p>
          </table:table-cell>
          <table:table-cell office:value-type="float" office:value="0.000007409547834" calcext:value-type="float">
            <text:p>7,40954783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1" calcext:value-type="float">
            <text:p>69061</text:p>
          </table:table-cell>
          <table:table-cell office:value-type="float" office:value="1.073659897" calcext:value-type="float">
            <text:p>1,073659897</text:p>
          </table:table-cell>
          <table:table-cell office:value-type="float" office:value="0.5938050747" calcext:value-type="float">
            <text:p>0,5938050747</text:p>
          </table:table-cell>
          <table:table-cell office:value-type="float" office:value="0.0005694339634" calcext:value-type="float">
            <text:p>0,000569434</text:p>
          </table:table-cell>
          <table:table-cell office:value-type="float" office:value="0.000007395246485" calcext:value-type="float">
            <text:p>7,395246485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8" calcext:value-type="float">
            <text:p>69258</text:p>
          </table:table-cell>
          <table:table-cell office:value-type="float" office:value="1.020211577" calcext:value-type="float">
            <text:p>1,020211577</text:p>
          </table:table-cell>
          <table:table-cell office:value-type="float" office:value="0.5997806191" calcext:value-type="float">
            <text:p>0,5997806191</text:p>
          </table:table-cell>
          <table:table-cell office:value-type="float" office:value="0.0003023331228" calcext:value-type="float">
            <text:p>0,0003023331</text:p>
          </table:table-cell>
          <table:table-cell office:value-type="float" office:value="0.00000737397886" calcext:value-type="float">
            <text:p>0,0000073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1.011001587" calcext:value-type="float">
            <text:p>1,011001587</text:p>
          </table:table-cell>
          <table:table-cell office:value-type="float" office:value="0.599471271" calcext:value-type="float">
            <text:p>0,599471271</text:p>
          </table:table-cell>
          <table:table-cell office:value-type="float" office:value="0.0001325888734" calcext:value-type="float">
            <text:p>0,0001325889</text:p>
          </table:table-cell>
          <table:table-cell office:value-type="float" office:value="0.000007366048521" calcext:value-type="float">
            <text:p>0,0000073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0" calcext:value-type="float">
            <text:p>69400</text:p>
          </table:table-cell>
          <table:table-cell office:value-type="float" office:value="1.068633437" calcext:value-type="float">
            <text:p>1,068633437</text:p>
          </table:table-cell>
          <table:table-cell office:value-type="float" office:value="0.5978875756" calcext:value-type="float">
            <text:p>0,5978875756</text:p>
          </table:table-cell>
          <table:table-cell office:value-type="float" office:value="0.0005445420975" calcext:value-type="float">
            <text:p>0,0005445421</text:p>
          </table:table-cell>
          <table:table-cell office:value-type="float" office:value="0.000007358676612" calcext:value-type="float">
            <text:p>7,35867661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45" calcext:value-type="float">
            <text:p>69645</text:p>
          </table:table-cell>
          <table:table-cell office:value-type="float" office:value="1.114184141" calcext:value-type="float">
            <text:p>1,114184141</text:p>
          </table:table-cell>
          <table:table-cell office:value-type="float" office:value="0.5957544446" calcext:value-type="float">
            <text:p>0,5957544446</text:p>
          </table:table-cell>
          <table:table-cell office:value-type="float" office:value="0.0003519758175" calcext:value-type="float">
            <text:p>0,0003519758</text:p>
          </table:table-cell>
          <table:table-cell office:value-type="float" office:value="0.000007332829682" calcext:value-type="float">
            <text:p>7,332829682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79" calcext:value-type="float">
            <text:p>69779</text:p>
          </table:table-cell>
          <table:table-cell office:value-type="float" office:value="1.089485168" calcext:value-type="float">
            <text:p>1,089485168</text:p>
          </table:table-cell>
          <table:table-cell office:value-type="float" office:value="0.5978044271" calcext:value-type="float">
            <text:p>0,5978044271</text:p>
          </table:table-cell>
          <table:table-cell office:value-type="float" office:value="0.000409836066" calcext:value-type="float">
            <text:p>0,0004098361</text:p>
          </table:table-cell>
          <table:table-cell office:value-type="float" office:value="0.000007318501048" calcext:value-type="float">
            <text:p>7,318501048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880601762" calcext:value-type="float">
            <text:p>1,0880601762</text:p>
          </table:table-cell>
          <table:table-cell table:formula="of:=AVERAGE([.D2:.D11])" office:value-type="float" office:value="0.59303168057" calcext:value-type="float">
            <text:p>0,5930316806</text:p>
          </table:table-cell>
          <table:table-cell table:formula="of:=AVERAGE([.E2:.E11])" office:value-type="float" office:value="0.00064213844007" calcext:value-type="float">
            <text:p>0,0006421384</text:p>
          </table:table-cell>
          <table:table-cell table:formula="of:=AVERAGE([.F2:.F11])" office:value-type="float" office:value="0.00001716971124" calcext:value-type="float">
            <text:p>1,71697112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8:23:41.253239492</dc:date>
    <meta:document-statistic meta:table-count="1" meta:cell-count="70" meta:object-count="0"/>
    <meta:generator>LibreOffice/4.1.4.2$Linux_X86_64 LibreOffice_project/410m0$Build-2</meta:generator>
  </office:meta>
</office:document-meta>
</file>